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 Sans SemiBold4" svg:font-family="'Noto Sans SemiBold'" style:font-family-generic="swiss"/>
    <style:font-face style:name="Noto Sans SemiBold3" svg:font-family="'Noto Sans SemiBold'" style:font-adornments="Semibold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 style:list-style-name="L5">
      <style:graphic-properties fo:min-height="3.088cm"/>
      <style:paragraph-properties style:writing-mode="lr-tb"/>
    </style:style>
    <style:style style:name="pr3" style:family="presentation" style:parent-style-name="Alizarin0-outline1">
      <style:graphic-properties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27cm" fo:margin-bottom="0.3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127cm" fo:margin-bottom="0.2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4" style:family="paragraph">
      <style:paragraph-properties fo:margin-left="0cm" fo:margin-right="0cm" fo:margin-top="0cm" fo:margin-bottom="0.353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Noto Sans SemiBold4"/>
    </style:style>
    <style:style style:name="P8" style:family="paragraph">
      <style:paragraph-properties fo:text-align="start" style:writing-mode="lr-tb"/>
      <style:text-properties fo:hyphenate="false" loext:hyphenation-no-caps="false"/>
    </style:style>
    <style:style style:name="P9" style:family="paragraph">
      <style:paragraph-properties fo:text-align="start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IN" fo:font-style="normal" fo:text-shadow="none" style:text-underline-style="none" fo:font-weight="bold" style:letter-kerning="true" style:font-size-asian="18pt" style:font-style-asian="normal" style:font-weight-asian="bold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" style:family="text">
      <style:text-properties style:font-name="Noto Sans SemiBol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ff0000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How to build a vulnerability benchmark to overcome cyber security attacks</text:p>
          </draw:text-box>
        </draw:frame>
        <draw:frame presentation:style-name="pr2" draw:text-style-name="P3" draw:layer="layout" svg:width="12.443cm" svg:height="7cm" svg:x="1.5cm" svg:y="13cm" presentation:class="outline" presentation:user-transformed="true">
          <draw:text-box>
            <text:p text:style-name="P2"><text:span text:style-name="T1">Guided By:</text:span></text:p>
            <text:p text:style-name="P2"><text:span text:style-name="T1">Ms. Neethu C Sekhar</text:span></text:p>
            <text:p text:style-name="P2"><text:span text:style-name="T1">Associate Professor</text:span></text:p>
            <text:p text:style-name="P2"><text:span text:style-name="T1">Dept. Of CSE , AJCE</text:span></text:p>
          </draw:text-box>
        </draw:frame>
        <draw:frame presentation:style-name="pr3" draw:text-style-name="P5" draw:layer="layout" svg:width="12.443cm" svg:height="7cm" svg:x="14.566cm" svg:y="13cm" presentation:class="outline">
          <draw:text-box>
            <text:list text:style-name="L2">
              <text:list-item>
                <text:p text:style-name="P4"><text:span text:style-name="T2">Presented By:</text:span></text:p>
              </text:list-item>
              <text:list-item>
                <text:p text:style-name="P4"><text:span text:style-name="T2">Kiran Sayi</text:span></text:p>
              </text:list-item>
              <text:list-item>
                <text:p text:style-name="P4"><text:span text:style-name="T2">Roll: 10, S7 CSE B</text:span></text:p>
              </text:list-item>
              <text:list-item>
                <text:p text:style-name="P4"><text:span text:style-name="T2">AJC17CS0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CONTENTS</text:p>
          </draw:text-box>
        </draw:frame>
        <draw:frame presentation:style-name="pr6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Proposed method</text:span></text:p>
              </text:list-item>
              <text:list-item>
                <text:p><text:span text:style-name="T3"><text:s/></text:span><text:span text:style-name="T3">Future work</text:span></text:p>
              </text:list-item>
              <text:list-item>
                <text:p><text:span text:style-name="T3">Conclusion</text:span></text:p>
              </text:list-item>
              <text:list-item>
                <text:p><text:span text:style-name="T3">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INTRODUCTION</text:p>
          </draw:text-box>
        </draw:frame>
        <draw:frame presentation:style-name="pr6" draw:text-style-name="P9" draw:layer="layout" svg:width="25.5cm" svg:height="13cm" svg:x="1cm" svg:y="5.5cm" presentation:class="outline">
          <draw:text-box>
            <text:list text:style-name="L4">
              <text:list-item>
                <text:p text:style-name="P8">As we are in the computer era, there is a huge rise in the usage of computer and the internet. This has a side effect that cybercrimes are also increasing day by day in every field or department which is directly or indirectly connected to the internet including Government, business or any individual. </text:p>
              </text:list-item>
              <text:list-item>
                <text:p text:style-name="P8">The main objective of this study is to evaluate the vulnerabilities in different software systems at the source code level by tracing the patch files. </text:p>
              </text:list-item>
              <text:list-item>
                <text:p text:style-name="P8">This study also shows the recent cybercrime statistics, common hacking techniques, most often repair patterns in patch files, most important vulnerabilities, vulnerability trends and some important ways to prevent it. </text:p>
              </text:list-item>
              <text:list-item>
                <text:p text:style-name="P8">By following the method proposed in this paper, we can build our own vulnerability data-set and can detect vulnerabilities in any system by using suitable code clone detection technique. </text:p>
              </text:list-item>
              <text:list-item>
                <text:p text:style-name="P8">This paper concludes with the effective key findings of published and non-published vulnerabilities and the ways to prevent from different security attacks to overcome cybercri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 Sans SemiBold4" svg:font-family="'Noto Sans SemiBold'" style:font-family-generic="swiss"/>
    <style:font-face style:name="Noto Sans SemiBold3" svg:font-family="'Noto Sans SemiBold'" style:font-adornments="Semibold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3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3T18:48:52.499113367</meta:creation-date>
    <meta:editing-duration>PT3H15M39S</meta:editing-duration>
    <meta:editing-cycles>5</meta:editing-cycles>
    <meta:generator>LibreOffice/7.0.1.2$Windows_X86_64 LibreOffice_project/7cbcfc562f6eb6708b5ff7d7397325de9e764452</meta:generator>
    <dc:title>Alizarin</dc:title>
    <dc:date>2020-10-06T22:04:52.958000000</dc:date>
    <meta:document-statistic meta:object-count="50"/>
  </office:meta>
</office:document-meta>
</file>